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IndexTransformer2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2.handleError( String message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2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2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2.closeIndex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2.can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2.handleError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2.setIndexer( String index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uceneIndexTransformer2.startElement( String namespaceURI , String localName , String qName , Attributes att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">
            <text:p text:style-name="Table_20_Contents">6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LuceneIndexTransformer2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2.initIndexer( Attributes at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uceneIndexTransformer2.getExceptionMessage(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IndexTransformer2.handleError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uceneIndexTransformer2.endElement( String namespaceURI , String localName , String qN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LuceneIndexTransformer2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2.handleUnexpectedClosingElement( String localName , String expected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2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2.setup(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uceneIndexTransformer2.getMetaDataFieldName( String namespace , String elem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uceneIndexTransformer2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2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uceneIndexTransformer2.setAnalyzer( String analyze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